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  <style:font-face style:name="TimesNewRomanPSMT" svg:font-family="TimesNewRomanPSMT" style:font-family-generic="system" style:font-pitch="variable"/>
  </office:font-face-decls>
  <office:automatic-styles>
    <style:style style:name="P1" style:family="paragraph" style:parent-style-name="Standard">
      <style:paragraph-properties fo:line-height="200%" fo:text-align="end" style:justify-single-word="false"/>
      <style:text-properties style:font-name="Liberation Serif" fo:font-weight="bold" style:font-weight-asian="bold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 style:master-page-name="df">
      <style:paragraph-properties fo:line-height="200%" fo:text-align="center" style:justify-single-word="false" style:page-number="16"/>
      <style:text-properties style:font-name="Liberation Serif" fo:font-weight="bold" style:font-weight-asian="bold"/>
    </style:style>
    <style:style style:name="P4" style:family="paragraph" style:parent-style-name="Standard">
      <style:paragraph-properties fo:line-height="150%" fo:text-align="justify" style:justify-single-word="false">
        <style:tab-stops>
          <style:tab-stop style:position="1.27cm" style:type="right"/>
          <style:tab-stop style:position="13.002cm" style:leader-style="dotted" style:leader-text="."/>
          <style:tab-stop style:position="13.97cm" style:type="right"/>
        </style:tab-stops>
      </style:paragraph-properties>
      <style:text-properties style:font-name="Liberation Serif"/>
    </style:style>
    <style:style style:name="P5" style:family="paragraph" style:parent-style-name="Standard">
      <style:paragraph-properties fo:line-height="150%" fo:text-align="justify" style:justify-single-word="false">
        <style:tab-stops>
          <style:tab-stop style:position="1.588cm" style:type="right"/>
          <style:tab-stop style:position="2.54cm" style:type="right"/>
          <style:tab-stop style:position="3.81cm" style:type="right"/>
          <style:tab-stop style:position="5.715cm" style:type="right" style:leader-style="dotted" style:leader-text="."/>
          <style:tab-stop style:position="13.002cm" style:leader-style="dotted" style:leader-text="."/>
          <style:tab-stop style:position="13.972cm" style:type="right"/>
        </style:tab-stops>
      </style:paragraph-properties>
      <style:text-properties fo:color="#000000" style:font-name="Liberation Serif" officeooo:paragraph-rsid="002343fa"/>
    </style:style>
    <style:style style:name="P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6.252cm"/>
        </style:tab-stops>
      </style:paragraph-properties>
      <style:text-properties fo:color="#000000" style:font-name="Liberation Serif" fo:font-weight="bold" officeooo:paragraph-rsid="0027e4fe" style:font-weight-asian="bold"/>
    </style:style>
    <style:style style:name="P7" style:family="paragraph" style:parent-style-name="Standard" style:master-page-name="">
      <loext:graphic-properties draw:fill="none"/>
      <style:paragraph-properties fo:margin-left="1.6cm" fo:margin-right="0cm" fo:line-height="115%" fo:text-align="start" style:justify-single-word="false" fo:orphans="2" fo:widows="2" fo:text-indent="-1.6cm" style:auto-text-indent="false" style:page-number="auto" fo:background-color="transparent" style:writing-mode="lr-tb">
        <style:tab-stops>
          <style:tab-stop style:position="1.111cm" style:type="right"/>
          <style:tab-stop style:position="1.508cm" style:type="right"/>
          <style:tab-stop style:position="1.588cm" style:type="right"/>
          <style:tab-stop style:position="2.54cm" style:type="right"/>
          <style:tab-stop style:position="3.81cm" style:type="right"/>
          <style:tab-stop style:position="13.002cm" style:leader-style="dotted" style:leader-text="."/>
          <style:tab-stop style:position="13.97cm" style:type="right"/>
        </style:tab-stops>
      </style:paragraph-properties>
      <style:text-properties style:font-name="Liberation Serif" fo:font-weight="bold" officeooo:paragraph-rsid="00261fe8" style:font-weight-asian="bold"/>
    </style:style>
    <style:style style:name="P8" style:family="paragraph" style:parent-style-name="Standard" style:master-page-name="">
      <loext:graphic-properties draw:fill="none"/>
      <style:paragraph-properties fo:margin-left="1.6cm" fo:margin-right="0cm" fo:line-height="115%" fo:text-align="start" style:justify-single-word="false" fo:orphans="2" fo:widows="2" fo:text-indent="-1.6cm" style:auto-text-indent="false" style:page-number="auto" fo:background-color="transparent" style:writing-mode="lr-tb">
        <style:tab-stops>
          <style:tab-stop style:position="1.111cm" style:type="right"/>
          <style:tab-stop style:position="1.508cm" style:type="right"/>
          <style:tab-stop style:position="1.588cm" style:type="right"/>
          <style:tab-stop style:position="2.54cm" style:type="right"/>
          <style:tab-stop style:position="3.81cm" style:type="right"/>
          <style:tab-stop style:position="13.002cm" style:leader-style="dotted" style:leader-text="."/>
          <style:tab-stop style:position="13.97cm" style:type="right"/>
        </style:tab-stops>
      </style:paragraph-properties>
      <style:text-properties fo:color="#000000" style:font-name="Liberation Serif" fo:font-weight="bold" officeooo:paragraph-rsid="0027e4fe" style:font-weight-asian="bold"/>
    </style:style>
    <style:style style:name="P9" style:family="paragraph" style:parent-style-name="Standard" style:master-page-name="">
      <loext:graphic-properties draw:fill="none"/>
      <style:paragraph-properties fo:margin-left="1.6cm" fo:margin-right="0cm" fo:line-height="115%" fo:text-align="start" style:justify-single-word="false" fo:orphans="2" fo:widows="2" fo:text-indent="-1.6cm" style:auto-text-indent="false" style:page-number="auto" fo:background-color="transparent" style:writing-mode="lr-tb">
        <style:tab-stops>
          <style:tab-stop style:position="1.111cm" style:type="right"/>
          <style:tab-stop style:position="1.508cm" style:type="right"/>
          <style:tab-stop style:position="1.588cm" style:type="right"/>
          <style:tab-stop style:position="2.54cm" style:type="right"/>
          <style:tab-stop style:position="3.81cm" style:type="right"/>
          <style:tab-stop style:position="13.002cm" style:leader-style="dotted" style:leader-text="."/>
          <style:tab-stop style:position="13.97cm" style:type="right"/>
        </style:tab-stops>
      </style:paragraph-properties>
      <style:text-properties style:font-name="Liberation Serif" fo:font-weight="bold" officeooo:paragraph-rsid="002225b7" style:font-weight-asian="bold"/>
    </style:style>
    <style:style style:name="P10" style:family="paragraph" style:parent-style-name="Standard" style:master-page-name="">
      <loext:graphic-properties draw:fill="none"/>
      <style:paragraph-properties fo:margin-left="1.6cm" fo:margin-right="0cm" fo:line-height="115%" fo:text-align="start" style:justify-single-word="false" fo:orphans="2" fo:widows="2" fo:text-indent="-1.6cm" style:auto-text-indent="false" style:page-number="auto" fo:background-color="transparent" style:writing-mode="lr-tb">
        <style:tab-stops>
          <style:tab-stop style:position="1.111cm" style:type="right"/>
          <style:tab-stop style:position="1.508cm" style:type="right"/>
          <style:tab-stop style:position="1.588cm" style:type="right"/>
          <style:tab-stop style:position="2.54cm" style:type="right"/>
          <style:tab-stop style:position="3.81cm" style:type="right"/>
          <style:tab-stop style:position="13.002cm" style:leader-style="dotted" style:leader-text="."/>
          <style:tab-stop style:position="13.97cm" style:type="right"/>
        </style:tab-stops>
      </style:paragraph-properties>
      <style:text-properties style:font-name="Liberation Serif" fo:font-weight="bold" officeooo:paragraph-rsid="0024c90c" style:font-weight-asian="bold"/>
    </style:style>
    <style:style style:name="P11" style:family="paragraph" style:parent-style-name="Standard" style:master-page-name="">
      <loext:graphic-properties draw:fill="none"/>
      <style:paragraph-properties fo:margin-left="1.6cm" fo:margin-right="0cm" fo:line-height="115%" fo:text-align="start" style:justify-single-word="false" fo:orphans="2" fo:widows="2" fo:text-indent="-1.6cm" style:auto-text-indent="false" style:page-number="auto" fo:background-color="transparent" style:writing-mode="lr-tb">
        <style:tab-stops>
          <style:tab-stop style:position="1.111cm" style:type="right"/>
          <style:tab-stop style:position="1.508cm" style:type="right"/>
          <style:tab-stop style:position="1.588cm" style:type="right"/>
          <style:tab-stop style:position="2.54cm" style:type="right"/>
          <style:tab-stop style:position="3.81cm" style:type="right"/>
          <style:tab-stop style:position="13.002cm" style:leader-style="dotted" style:leader-text="."/>
          <style:tab-stop style:position="13.97cm" style:type="right"/>
        </style:tab-stops>
      </style:paragraph-properties>
      <style:text-properties style:font-name="Liberation Serif" fo:font-weight="bold" officeooo:paragraph-rsid="00261fe8" style:font-weight-asian="bold"/>
    </style:style>
    <style:style style:name="P12" style:family="paragraph" style:parent-style-name="Standard">
      <style:paragraph-properties fo:margin-top="0cm" fo:margin-bottom="0cm" loext:contextual-spacing="false" fo:line-height="100%">
        <style:tab-stops>
          <style:tab-stop style:position="16.252cm"/>
        </style:tab-stops>
      </style:paragraph-properties>
      <style:text-properties style:font-name="Liberation Serif" officeooo:paragraph-rsid="0027e4fe"/>
    </style:style>
    <style:style style:name="P13" style:family="paragraph" style:parent-style-name="isi_20_bab">
      <style:paragraph-properties fo:line-height="115%"/>
    </style:style>
    <style:style style:name="P14" style:family="paragraph" style:parent-style-name="isi_20_bab">
      <style:paragraph-properties fo:line-height="115%"/>
      <style:text-properties officeooo:paragraph-rsid="0024c90c"/>
    </style:style>
    <style:style style:name="P15" style:family="paragraph" style:parent-style-name="isi_20_bab">
      <style:paragraph-properties fo:line-height="115%"/>
      <style:text-properties officeooo:paragraph-rsid="00261fe8"/>
    </style:style>
    <style:style style:name="P16" style:family="paragraph" style:parent-style-name="isi_20_bab">
      <style:paragraph-properties fo:line-height="115%"/>
      <style:text-properties officeooo:paragraph-rsid="0027e4fe"/>
    </style:style>
    <style:style style:name="P17" style:family="paragraph" style:parent-style-name="isi_20_bab">
      <style:paragraph-properties fo:margin-left="0cm" fo:margin-right="0cm" fo:line-height="115%" fo:text-indent="0cm" style:auto-text-indent="false"/>
      <style:text-properties officeooo:paragraph-rsid="0024c90c"/>
    </style:style>
    <style:style style:name="P18" style:family="paragraph" style:parent-style-name="isi_20_bab">
      <style:paragraph-properties fo:margin-left="0cm" fo:margin-right="0cm" fo:line-height="115%" fo:text-indent="0cm" style:auto-text-indent="false"/>
      <style:text-properties officeooo:paragraph-rsid="00261fe8"/>
    </style:style>
    <style:style style:name="P19" style:family="paragraph" style:parent-style-name="isi_20_bab">
      <loext:graphic-properties draw:fill="none"/>
      <style:paragraph-properties fo:margin-left="0cm" fo:margin-right="0cm" fo:line-height="115%" fo:text-align="start" style:justify-single-word="false" fo:orphans="2" fo:widows="2" fo:text-indent="0cm" style:auto-text-indent="false" fo:background-color="transparent" style:writing-mode="lr-tb">
        <style:tab-stops>
          <style:tab-stop style:position="1.111cm" style:type="right"/>
          <style:tab-stop style:position="1.508cm" style:type="right"/>
          <style:tab-stop style:position="1.588cm" style:type="right"/>
          <style:tab-stop style:position="2.54cm" style:type="right"/>
          <style:tab-stop style:position="3.81cm" style:type="right"/>
          <style:tab-stop style:position="13.002cm" style:leader-style="dotted" style:leader-text="."/>
          <style:tab-stop style:position="13.97cm" style:type="right"/>
        </style:tab-stops>
      </style:paragraph-properties>
      <style:text-properties fo:color="#000000" style:font-name="Liberation Serif" fo:font-weight="bold" officeooo:paragraph-rsid="0027e4fe" style:font-weight-asian="bold"/>
    </style:style>
    <style:style style:name="P20" style:family="paragraph" style:parent-style-name="isi_20_bab" style:master-page-name="">
      <loext:graphic-properties draw:fill="none"/>
      <style:paragraph-properties fo:margin-left="2.3cm" fo:margin-right="0cm" fo:line-height="115%" fo:text-indent="-0.801cm" style:auto-text-indent="false" style:page-number="auto" fo:background-color="transparent"/>
      <style:text-properties officeooo:paragraph-rsid="00261fe8"/>
    </style:style>
    <style:style style:name="P21" style:family="paragraph" style:parent-style-name="isi_20_bab" style:master-page-name="">
      <loext:graphic-properties draw:fill="none"/>
      <style:paragraph-properties fo:margin-left="2.3cm" fo:margin-right="0cm" fo:line-height="115%" fo:text-indent="-0.801cm" style:auto-text-indent="false" style:page-number="auto" fo:background-color="transparent"/>
      <style:text-properties officeooo:paragraph-rsid="0027e4fe"/>
    </style:style>
    <style:style style:name="P22" style:family="paragraph" style:parent-style-name="isi_20_bab" style:master-page-name="">
      <loext:graphic-properties draw:fill="none"/>
      <style:paragraph-properties fo:margin-left="2.3cm" fo:margin-right="0cm" fo:line-height="115%" fo:text-indent="-0.801cm" style:auto-text-indent="false" style:page-number="auto" fo:background-color="transparent"/>
      <style:text-properties officeooo:paragraph-rsid="0024c90c"/>
    </style:style>
    <style:style style:name="P23" style:family="paragraph" style:parent-style-name="isi_20_bab" style:master-page-name="">
      <loext:graphic-properties draw:fill="none"/>
      <style:paragraph-properties fo:margin-left="2.3cm" fo:margin-right="0cm" fo:line-height="115%" fo:text-indent="-0.801cm" style:auto-text-indent="false" style:page-number="auto" fo:background-color="transparent"/>
      <style:text-properties officeooo:paragraph-rsid="00261fe8"/>
    </style:style>
    <style:style style:name="P24" style:family="paragraph" style:parent-style-name="isi_20_bab">
      <loext:graphic-properties draw:fill="none"/>
      <style:paragraph-properties fo:margin-left="2.3cm" fo:margin-right="0cm" fo:line-height="115%" fo:text-indent="-0.801cm" style:auto-text-indent="false" fo:background-color="transparent"/>
      <style:text-properties officeooo:paragraph-rsid="00261fe8"/>
    </style:style>
    <style:style style:name="P25" style:family="paragraph" style:parent-style-name="isi_20_bab">
      <loext:graphic-properties draw:fill="none"/>
      <style:paragraph-properties fo:margin-left="2.3cm" fo:margin-right="0cm" fo:line-height="115%" fo:text-indent="-0.801cm" style:auto-text-indent="false" fo:background-color="transparent"/>
      <style:text-properties officeooo:paragraph-rsid="0027e4fe"/>
    </style:style>
    <style:style style:name="P26" style:family="paragraph" style:parent-style-name="isi_20_bab">
      <loext:graphic-properties draw:fill="none"/>
      <style:paragraph-properties fo:margin-left="2.3cm" fo:margin-right="0cm" fo:line-height="115%" fo:text-indent="-0.801cm" style:auto-text-indent="false" fo:background-color="transparent"/>
      <style:text-properties officeooo:rsid="00261fe8" officeooo:paragraph-rsid="00261fe8"/>
    </style:style>
    <style:style style:name="P27" style:family="paragraph" style:parent-style-name="isi_20_bab" style:master-page-name="">
      <loext:graphic-properties draw:fill="none"/>
      <style:paragraph-properties fo:margin-left="2.3cm" fo:margin-right="0cm" fo:line-height="115%" fo:text-indent="-0.801cm" style:auto-text-indent="false" style:page-number="auto" fo:background-color="transparent"/>
      <style:text-properties officeooo:paragraph-rsid="0027e4fe"/>
    </style:style>
    <style:style style:name="P28" style:family="paragraph" style:parent-style-name="isi_20_bab" style:master-page-name="">
      <loext:graphic-properties draw:fill="none"/>
      <style:paragraph-properties fo:margin-left="2.3cm" fo:margin-right="0cm" fo:line-height="115%" fo:text-indent="-0.801cm" style:auto-text-indent="false" style:page-number="auto" fo:background-color="transparent"/>
      <style:text-properties officeooo:paragraph-rsid="0027e4fe"/>
    </style:style>
    <style:style style:name="P29" style:family="paragraph" style:parent-style-name="isi_20_bab">
      <loext:graphic-properties draw:fill="none"/>
      <style:paragraph-properties fo:margin-left="1.27cm" fo:margin-right="0cm" fo:line-height="115%" fo:text-align="start" style:justify-single-word="false" fo:orphans="2" fo:widows="2" fo:text-indent="0cm" style:auto-text-indent="false" fo:background-color="transparent" style:writing-mode="lr-tb">
        <style:tab-stops>
          <style:tab-stop style:position="1.111cm" style:type="right"/>
          <style:tab-stop style:position="1.508cm" style:type="right"/>
          <style:tab-stop style:position="1.588cm" style:type="right"/>
          <style:tab-stop style:position="2.54cm" style:type="right"/>
          <style:tab-stop style:position="3.81cm" style:type="right"/>
          <style:tab-stop style:position="13.002cm" style:leader-style="dotted" style:leader-text="."/>
          <style:tab-stop style:position="13.97cm" style:type="right"/>
        </style:tab-stops>
      </style:paragraph-properties>
      <style:text-properties fo:color="#000000" style:font-name="Liberation Serif" fo:font-weight="bold" officeooo:paragraph-rsid="0027e4fe" style:font-weight-asian="bold"/>
    </style:style>
    <style:style style:name="P30" style:family="paragraph">
      <loext:graphic-properties draw:fill="solid" draw:fill-color="#ffffff" draw:opacity="0%"/>
      <style:paragraph-properties fo:text-align="start"/>
      <style:text-properties fo:font-size="18pt"/>
    </style:style>
    <style:style style:name="T1" style:family="text">
      <style:text-properties fo:language="id" fo:country="ID"/>
    </style:style>
    <style:style style:name="T2" style:family="text">
      <style:text-properties fo:language="id" fo:country="ID" fo:font-weight="bold" officeooo:rsid="001a399f" style:font-weight-asian="bold"/>
    </style:style>
    <style:style style:name="T3" style:family="text">
      <style:text-properties fo:language="id" fo:country="ID" officeooo:rsid="001a399f"/>
    </style:style>
    <style:style style:name="T4" style:family="text">
      <style:text-properties fo:language="id" fo:country="ID" officeooo:rsid="00261fe8"/>
    </style:style>
    <style:style style:name="T5" style:family="text">
      <style:text-properties fo:language="id" fo:country="ID" officeooo:rsid="0027e4fe"/>
    </style:style>
    <style:style style:name="T6" style:family="text">
      <style:text-properties fo:color="#ff3333"/>
    </style:style>
    <style:style style:name="T7" style:family="text">
      <style:text-properties fo:font-size="12pt" fo:language="id" fo:country="ID" officeooo:rsid="001a399f" style:font-size-asian="12pt" style:font-name-complex="Times New Roman1" style:font-size-complex="12pt" style:font-weight-complex="normal"/>
    </style:style>
    <style:style style:name="T8" style:family="text">
      <style:text-properties fo:font-size="12pt" fo:font-weight="bold" style:font-size-asian="12pt" style:font-weight-asian="bold" style:font-name-complex="Times New Roman1" style:font-size-complex="12pt"/>
    </style:style>
    <style:style style:name="T9" style:family="text">
      <style:text-properties style:font-name="Liberation Serif" fo:font-size="12pt" fo:language="id" fo:country="ID" style:font-size-asian="12pt" style:font-name-complex="Times New Roman1" style:font-size-complex="12pt"/>
    </style:style>
    <style:style style:name="T10" style:family="text">
      <style:text-properties style:font-name="Liberation Serif" fo:font-size="12pt" fo:language="id" fo:country="ID" officeooo:rsid="00261fe8" style:font-size-asian="12pt" style:font-name-complex="Times New Roman1" style:font-size-complex="12pt"/>
    </style:style>
    <style:style style:name="T11" style:family="text">
      <style:text-properties style:font-name="Liberation Serif" fo:font-size="12pt" fo:language="id" fo:country="ID" officeooo:rsid="001a399f" style:font-size-asian="12pt" style:font-name-complex="Times New Roman1" style:font-size-complex="12pt"/>
    </style:style>
    <style:style style:name="T12" style:family="text">
      <style:text-properties style:font-name="Liberation Serif" fo:font-size="12pt" fo:language="id" fo:country="ID" officeooo:rsid="0027e4fe" style:font-size-asian="12pt" style:font-name-complex="Times New Roman1" style:font-size-complex="12pt"/>
    </style:style>
    <style:style style:name="T13" style:family="text">
      <style:text-properties style:font-name="Liberation Serif" fo:font-size="12pt" fo:language="id" fo:country="ID" fo:font-weight="normal" officeooo:rsid="001a399f" style:font-size-asian="12pt" style:font-weight-asian="normal" style:font-name-complex="Times New Roman1" style:font-size-complex="12pt" style:font-weight-complex="normal"/>
    </style:style>
    <style:style style:name="T14" style:family="text">
      <style:text-properties style:font-name="Liberation Serif" fo:font-size="12pt" fo:language="id" fo:country="ID" fo:font-weight="normal" officeooo:rsid="0027e4fe" style:font-size-asian="12pt" style:font-weight-asian="normal" style:font-name-complex="Times New Roman1" style:font-size-complex="12pt" style:font-weight-complex="normal"/>
    </style:style>
    <style:style style:name="T15" style:family="text">
      <style:text-properties style:font-name="Liberation Serif" fo:font-size="12pt" style:font-size-asian="12pt" style:font-name-complex="Times New Roman1" style:font-size-complex="12pt"/>
    </style:style>
    <style:style style:name="T16" style:family="text">
      <style:text-properties fo:color="#000000" style:font-name="Liberation Serif" fo:font-size="12pt" fo:language="id" fo:country="ID" style:font-size-asian="12pt" style:font-name-complex="Times New Roman1" style:font-size-complex="12pt"/>
    </style:style>
    <style:style style:name="T17" style:family="text">
      <style:text-properties fo:color="#000000" style:font-name="Liberation Serif" fo:font-size="12pt" fo:language="id" fo:country="ID" officeooo:rsid="00261fe8" style:font-size-asian="12pt" style:font-name-complex="Times New Roman1" style:font-size-complex="12pt"/>
    </style:style>
    <style:style style:name="T18" style:family="text">
      <style:text-properties fo:color="#000000" fo:language="id" fo:country="ID"/>
    </style:style>
    <style:style style:name="T19" style:family="text">
      <style:text-properties officeooo:rsid="0024c90c"/>
    </style:style>
    <style:style style:name="T20" style:family="text">
      <style:text-properties officeooo:rsid="00261fe8"/>
    </style:style>
    <style:style style:name="gr1" style:family="graphic">
      <style:graphic-properties draw:stroke="none" svg:stroke-width="0cm" draw:fill="solid" draw:fill-color="#ffffff" draw:opacity="0%" draw:textarea-vertical-align="top" draw:auto-grow-height="true" fo:min-height="0cm" fo:min-width="0cm" fo:padding-top="0cm" fo:padding-bottom="0cm" fo:padding-left="0cm" fo:padding-right="0cm" fo:wrap-option="wrap" fo:margin-left="0cm" fo:margin-right="0cm" fo:margin-top="0cm" fo:margin-bottom="0cm" style:run-through="background" style:wrap="dynamic" style:number-wrapped-paragraphs="no-limit" style:wrap-contour="false" style:vertical-pos="from-top" style:vertical-rel="paragraph" style:horizontal-pos="center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oft-page-break/>DAFTAR ISI</text:p>
      <text:p text:style-name="P1"/>
      <text:p text:style-name="P1">Halaman</text:p>
      <text:p text:style-name="P4"/>
      <text:p text:style-name="P9">BAB I<text:tab/> : HARMONISASI HAK DAN KEWAJIBAN ASASI MANUSIA DALAM <text:s/>PERSPEKTIF PANCASILA <text:s text:c="2"/>…… <text:s/>1</text:p>
      <text:p text:style-name="P13"><text:span text:style-name="T1">A. <text:s text:c="2"/></text:span><text:span text:style-name="T9">Konsep Hak Dan KewajibanManusia ...............................</text:span></text:p>
      <text:p text:style-name="P22"><text:span text:style-name="T1">B.</text:span> <text:s text:c="2"/><text:span text:style-name="T15">Substansi Hak dan Kewajiban Asasi Manusia dalam <text:s/>Pancasila</text:span><text:span text:style-name="T1"> </text:span><text:span text:style-name="T9">..........................................................................</text:span></text:p>
      <text:p text:style-name="P14"><text:span text:style-name="T1">C.</text:span> <text:s text:c="2"/><text:span text:style-name="T9">Kasus Pelanggaran Hak Asasi Manusia ...........................</text:span></text:p>
      <text:p text:style-name="P14"><text:span text:style-name="T1">D.</text:span> <text:s text:c="2"/><text:span text:style-name="T15">Upaya Penegakan Hak Asasi Manusia (HAM) </text:span><text:span text:style-name="T9">...............</text:span></text:p>
      <text:p text:style-name="P14"><text:span text:style-name="T9">Refleksi ...................................................................................</text:span></text:p>
      <text:p text:style-name="P14"><text:span text:style-name="T16">Rangkuman .............................................................................</text:span></text:p>
      <text:p text:style-name="P14"><text:span text:style-name="T16">Uji Kompetensi Bab 1 ............................................................</text:span></text:p>
      <text:p text:style-name="P17"><text:span text:style-name="T18"/></text:p>
      <text:p text:style-name="P10">BAB I<text:tab/><text:span text:style-name="T19">I</text:span> : <text:span text:style-name="T15">SISTEM DAN DINAMIKA DEMOKRASI PANCASILA </text:span><text:s text:c="3"/>…… <text:s/>1</text:p>
      <text:p text:style-name="P15"><text:span text:style-name="T1">A. <text:s text:c="2"/></text:span><text:span text:style-name="T9">Hakikat Demokras ..........................................................</text:span></text:p>
      <text:p text:style-name="P20"><text:span text:style-name="T1">B.</text:span> <text:s text:c="2"/><text:span text:style-name="T15">Dinamika Penerapan Demokrasi Pancasila </text:span><text:span text:style-name="T9">....................</text:span></text:p>
      <text:p text:style-name="P21"><text:span text:style-name="T5">C</text:span><text:span text:style-name="T1">. <text:s text:c="2"/></text:span><text:span text:style-name="T9">Membangun Kehidupan Yang Demokrasi di Indonesia</text:span><text:span text:style-name="T1"> </text:span><text:span text:style-name="T9">........................................................................................</text:span></text:p>
      <text:p text:style-name="P14"><text:span text:style-name="T9">Refleksi .................................................................................</text:span></text:p>
      <text:p text:style-name="P14"><text:span text:style-name="T16">Rangkuman ...........................................................................</text:span></text:p>
      <text:p text:style-name="P17"><text:span text:style-name="T16"><text:tab/> <text:s/>Uji Kompetensi Bab </text:span><text:span text:style-name="T17">2</text:span><text:span text:style-name="T16"> ...........................................................</text:span><text:span text:style-name="T18"><text:tab/></text:span><text:span text:style-name="T6"> <text:s text:c="21"/></text:span></text:p>
      <text:p text:style-name="P7">BAB I<text:tab/><text:span text:style-name="T19">II</text:span> : <text:span text:style-name="T15">Sistem Hukum dan Peradilan Di Indonesia <text:s/></text:span><text:s/></text:p>
      <text:p text:style-name="P15"><text:span text:style-name="T1">A. <text:s text:c="2"/></text:span><text:span text:style-name="T9">Sistem Hukum di Indonesia <text:s/>..........................................</text:span></text:p>
      <text:p text:style-name="P20"><text:span text:style-name="T1">B.</text:span> <text:s text:c="2"/><text:span text:style-name="T15">Mencermati Sistem Peradilan di Indonesia </text:span><text:span text:style-name="T9">...................</text:span></text:p>
      <text:p text:style-name="P16"><text:span text:style-name="T1">C.</text:span> <text:s text:c="2"/><text:span text:style-name="T15">Menampilkan Sikap Yang Sesuai Dengan Hukum</text:span><text:span text:style-name="T9"> ........</text:span></text:p>
      <text:p text:style-name="P16"><text:span text:style-name="T9">Refleksi .................................................................................</text:span></text:p>
      <text:p text:style-name="P15"><text:span text:style-name="T16">Rangkuman ...........................................................................</text:span></text:p>
      <text:p text:style-name="P18"><text:span text:style-name="T16"><text:tab/> <text:s/>Uji Kompetensi Bab </text:span><text:span text:style-name="T17">3</text:span><text:span text:style-name="T16"> ..........................................................</text:span></text:p>
      <text:p text:style-name="P18"><text:soft-page-break/><text:span text:style-name="T16"/></text:p>
      <text:p text:style-name="P7">BAB I<text:tab/><text:span text:style-name="T20">V</text:span> : <text:span text:style-name="T15">Dinamika Peran Indonesia dalam Perdamaian Dunia <text:s/></text:span></text:p>
      <text:p text:style-name="P20"><text:span text:style-name="T10">A</text:span><text:span text:style-name="T9">.</text:span><text:span text:style-name="T15"> <text:s text:c="2"/>Dinamika Peran Indonesia Dalam Menciptakan Perdamaian Dunia </text:span><text:span text:style-name="T9"><text:s/>..........................................................................</text:span></text:p>
      <text:p text:style-name="P26"><text:span text:style-name="T9">B. <text:s text:c="3"/>Peran Indonesia Dalam menciptakan Perdamaian Dunia Melalui Organisasi Internasional ................................</text:span></text:p>
      <text:p text:style-name="P24"><text:span text:style-name="T10">C. <text:s text:c="3"/>Kasus Pelanggaran Hak Asasi Manusia </text:span></text:p>
      <text:p text:style-name="P15"><text:span text:style-name="T9">Refleksi ...................................................................................</text:span></text:p>
      <text:p text:style-name="P15"><text:span text:style-name="T16">Rangkuman .............................................................................</text:span></text:p>
      <text:p text:style-name="P18"><text:span text:style-name="T16"><text:tab/> <text:s/>Uji Kompetensi Bab </text:span><text:span text:style-name="T17">4</text:span><text:span text:style-name="T16"> ............................................................</text:span></text:p>
      <text:p text:style-name="P5"><text:span text:style-name="T2"/></text:p>
      <text:p text:style-name="P8"><text:span text:style-name="T3">BAB <text:tab/></text:span><text:span text:style-name="T4">V</text:span><text:span text:style-name="T3"> : </text:span><text:span text:style-name="T11">Mewaspadai Ancaman Terhadap Negara Kesatuan Republik Indonesia <text:s text:c="2"/></text:span><text:span text:style-name="T3"><text:s/></text:span></text:p>
      <text:p text:style-name="P21"><text:span text:style-name="T10">A</text:span><text:span text:style-name="T9">.</text:span><text:span text:style-name="T15"> <text:s text:c="2"/>Menalaah Ancaman Terhadap Integrasi Nasional <text:s/></text:span><text:span text:style-name="T9"><text:s/>............</text:span></text:p>
      <text:p text:style-name="P25"><text:span text:style-name="T10">B. <text:s text:c="3"/>Strategi Mengatasi Berbagai Ancaman Terhadap Ipoleksosbudhankam Dalam Membangun Integrasi </text:span></text:p>
      <text:p text:style-name="P25"><text:span text:style-name="T10"><text:tab/>Nasional ..........................................................................</text:span></text:p>
      <text:p text:style-name="P16"><text:span text:style-name="T9">Refleksi ...................................................................................</text:span></text:p>
      <text:p text:style-name="P16"><text:span text:style-name="T16">Rangkuman .............................................................................</text:span></text:p>
      <text:p text:style-name="P29"><text:span text:style-name="T11"><text:tab/> <text:s/></text:span><text:span text:style-name="T13">Uji Kompetensi Bab </text:span><text:span text:style-name="T14">5</text:span><text:span text:style-name="T13"> ............................................................</text:span></text:p>
      <text:p text:style-name="P29"><text:span text:style-name="T13"/></text:p>
      <text:p text:style-name="P8"><text:span text:style-name="T3">BAB <text:tab/></text:span><text:span text:style-name="T4">V</text:span><text:span text:style-name="T5">I</text:span><text:span text:style-name="T3"> : </text:span><text:span text:style-name="T11">Memperkukuh Persatuan dan Kesatuan Bangsa dalam Negara <text:s text:c="3"/></text:span><text:span text:style-name="T3"><text:s/></text:span></text:p>
      <text:p text:style-name="P21"><text:span text:style-name="T10">A</text:span><text:span text:style-name="T9">.</text:span><text:span text:style-name="T15"> <text:s text:c="2"/>Makna Persatuan dan Kesatuan Bangsa </text:span><text:span text:style-name="T9"><text:s/>............................</text:span></text:p>
      <text:p text:style-name="P25"><text:span text:style-name="T10">B. <text:s text:c="3"/>Kehidupan Bernegara dalam Konsep Negara Kesatuan Republik <text:s/>.........................................................................</text:span></text:p>
      <text:p text:style-name="P25"><text:span text:style-name="T12">C</text:span><text:span text:style-name="T10">. <text:s text:c="3"/>Faktor Pendorong dan Penghambat Persatuan dan Kesatuan Bangsa Indonesia <text:s/>..........................................................</text:span></text:p>
      <text:p text:style-name="P25"><text:span text:style-name="T12">D</text:span><text:span text:style-name="T10">. <text:s text:c="3"/>Perilaku yang Menunjukkan Sikap Menjaga Keutuhan Negara Kesatuan Republik Indonesia ............................</text:span></text:p>
      <text:p text:style-name="P16"><text:span text:style-name="T9">Refleksi ...................................................................................</text:span></text:p>
      <text:p text:style-name="P16"><text:span text:style-name="T16">Rangkuman .............................................................................</text:span></text:p>
      <text:p text:style-name="P29"><text:span text:style-name="T13"><text:tab/> <text:s/>Uji Kompetensi Bab </text:span><text:span text:style-name="T14">5</text:span><text:span text:style-name="T13"> ............................................................</text:span></text:p>
      <text:p text:style-name="P19"><text:span text:style-name="T13"/></text:p>
      <text:p text:style-name="P12"><text:soft-page-break/><text:span text:style-name="T8">INDEKS ……………………………………………………………..</text:span></text:p>
      <text:p text:style-name="P12"><text:span text:style-name="T8">GLOSARIUM ……………………………………………………...</text:span></text:p>
      <text:p text:style-name="P6"><text:span text:style-name="T7">DAFTAR PUSTAKA ......................................................................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  <style:font-face style:name="TimesNewRomanPSMT" svg:font-family="TimesNewRomanPSM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id" fo:country="ID" style:letter-kerning="false" style:font-name-asian="Times New Roman1" style:font-size-asian="10pt" style:language-asian="id" style:country-asian="ID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id" fo:country="ID" style:letter-kerning="false" style:font-name-asian="Times New Roman1" style:font-size-asian="10pt" style:language-asian="id" style:country-asian="ID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/>
    </style:style>
    <style:style style:name="Footer" style:family="paragraph" style:parent-style-name="Standard" style:default-outline-level="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rame_20_contents" style:display-name="Frame contents" style:family="paragraph" style:parent-style-name="Standard" style:default-outline-level="" style:class="extra"/>
    <style:style style:name="isi_20_bab" style:display-name="isi bab" style:family="paragraph">
      <style:paragraph-properties fo:margin-left="1.499cm" fo:margin-right="0cm" fo:text-indent="0cm" style:auto-text-indent="false"/>
    </style:style>
    <style:style style:name="Default_20_Paragraph_20_Font" style:display-name="Default Paragraph Font" style:family="tex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page_20_number" style:display-name="page number" style:family="text" style:parent-style-name="Default_20_Paragraph_20_Font"/>
    <style:style style:name="ListLabel_20_1" style:display-name="ListLabel 1" style:family="text">
      <style:text-properties fo:font-weight="bold" style:font-weight-asian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tarSymbol" style:font-charset="x-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tarSymbol" style:font-charset="x-symbol"/>
      </text:list-level-style-bullet>
      <text:list-level-style-bullet text:level="3" text:bullet-char="•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  <style:text-properties fo:font-family="StarSymbol" style:font-charset="x-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tarSymbol" style:font-charset="x-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tarSymbol" style:font-charset="x-symbol"/>
      </text:list-level-style-bullet>
      <text:list-level-style-bullet text:level="6" text:bullet-char="•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  <style:text-properties fo:font-family="StarSymbol" style:font-charset="x-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tarSymbol" style:font-charset="x-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tarSymbol" style:font-charset="x-symbol"/>
      </text:list-level-style-bullet>
      <text:list-level-style-bullet text:level="9" text:bullet-char="•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  <style:text-properties fo:font-family="StarSymbol" style:font-charset="x-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>
      <loext:graphic-properties draw:fill="solid" draw:fill-color="#ffffff" draw:opacity="0%"/>
      <style:paragraph-properties fo:text-align="start"/>
      <style:text-properties fo:font-size="18pt"/>
    </style:style>
    <style:style style:name="MP2" style:family="paragraph" style:parent-style-name="Footer">
      <style:paragraph-properties fo:text-align="center" style:justify-single-word="false"/>
    </style:style>
    <style:style style:name="Mgr1" style:family="graphic">
      <style:graphic-properties draw:stroke="none" svg:stroke-width="0cm" draw:fill="solid" draw:fill-color="#ffffff" draw:opacity="0%" draw:textarea-vertical-align="top" draw:auto-grow-height="true" fo:min-height="0cm" fo:min-width="0cm" fo:padding-top="0cm" fo:padding-bottom="0cm" fo:padding-left="0cm" fo:padding-right="0cm" fo:wrap-option="wrap" fo:margin-left="0cm" fo:margin-right="0cm" fo:margin-top="0cm" fo:margin-bottom="0cm" style:run-through="background" style:wrap="dynamic" style:number-wrapped-paragraphs="no-limit" style:wrap-contour="false" style:vertical-pos="from-top" style:vertical-rel="paragraph" style:horizontal-pos="center" style:horizontal-rel="page-content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3.3cm" fo:margin-bottom="1.251cm" fo:margin-left="4.001cm" fo:margin-right="2.90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17.6cm" fo:page-height="25cm" style:num-format="i" style:print-orientation="portrait" fo:margin-top="2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><draw:custom-shape text:anchor-type="paragraph" draw:z-index="0" draw:name="Frame1" draw:style-name="Mgr1" draw:text-style-name="MP1" svg:width="0.41cm" svg:height="0.784cm" svg:x="6.842cm" svg:y="0.002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df" style:page-layout-name="Mpm3">
      <style:header>
        <text:p text:style-name="Header"/>
      </style:header>
      <style:footer>
        <text:p text:style-name="MP2"/>
      </style:footer>
    </style:master-page>
    <style:master-page style:name="Left_20_Page" style:display-name="Left Page" style:page-layout-name="Mpm4" style:next-style-name="Right_20_Page">
      <style:header>
        <text:p text:style-name="Header"/>
      </style:header>
    </style:master-page>
    <style:master-page style:name="Right_20_Page" style:display-name="Right Page" style:page-layout-name="Mpm5" style:next-style-name="Left_20_Page">
      <style:header>
        <text:p text:style-name="Header"/>
      </style:header>
    </style:master-page>
    <style:master-page style:name="Envelope" style:page-layout-name="Mpm6">
      <style:header>
        <text:p text:style-name="Header"/>
      </style:header>
    </style:master-page>
    <style:master-page style:name="HTML" style:page-layout-name="Mpm7">
      <style:header>
        <text:p text:style-name="Header"/>
      </style:header>
    </style:master-page>
    <style:master-page style:name="Footnote" style:page-layout-name="Mpm8">
      <style:header>
        <text:p text:style-name="Header"/>
      </style:header>
    </style:master-page>
    <style:master-page style:name="Endnote" style:page-layout-name="Mpm8">
      <style:header>
        <text:p text:style-name="Header"/>
      </style:header>
    </style:master-page>
    <style:master-page style:name="Landscape" style:page-layout-name="Mpm9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4T23:54:00</meta:creation-date>
    <meta:initial-creator>System</meta:initial-creator>
    <dc:language>id-ID</dc:language>
    <meta:print-date>2018-09-11T08:15:11.431670166</meta:print-date>
    <dc:date>2019-01-13T11:51:10.724950194</dc:date>
    <meta:editing-cycles>20</meta:editing-cycles>
    <dc:title>DAFTAR ISI</dc:title>
    <meta:editing-duration>PT3H41M29S</meta:editing-duration>
    <meta:generator>LibreOffice/6.1.4.2$Linux_X86_64 LibreOffice_project/10$Build-2</meta:generator>
    <meta:document-statistic meta:table-count="0" meta:image-count="0" meta:object-count="0" meta:page-count="4" meta:paragraph-count="49" meta:word-count="283" meta:character-count="3982" meta:non-whitespace-character-count="3630"/>
    <meta:user-defined meta:name="AppVersion">12.0000</meta:user-defined>
    <meta:user-defined meta:name="Company">Diponegoro Universit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